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8291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1.6047in"/>
    </style:style>
    <style:style style:name="co21" style:family="table-column">
      <style:table-column-properties fo:break-before="auto" style:column-width="0.320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40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6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>
      <style:table-cell-properties fo:border-bottom="none" fo:background-color="transparent" fo:border-left="none" fo:padding="0.028in" fo:border-right="0.99pt solid #000000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28in" fo:border-right="none" fo:border-top="none"/>
    </style:style>
    <style:style style:name="ce15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177" style:family="table-cell" style:parent-style-name="Default">
      <style:table-cell-properties fo:background-color="#dddddd" fo:padding="0.028in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4"/>
        <table:table-column table:style-name="co4" table:default-cell-style-name="ce143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163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number-columns-repeated="3" table:default-cell-style-name="Default"/>
        <table:table-row table:style-name="ro1">
          <table:table-cell table:style-name="ce123" office:value-type="float" office:value="13.325" calcext:value-type="float">
            <text:p>13.325</text:p>
          </table:table-cell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7.8909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67" calcext:value-type="float">
            <text:p>0.06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9" calcext:value-type="float">
            <text:p>0.06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0.074" calcext:value-type="float">
            <text:p>0.07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5" calcext:value-type="float">
            <text:p>0.07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0.076" calcext:value-type="float">
            <text:p>0.07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7" calcext:value-type="float">
            <text:p>0.07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8" calcext:value-type="float">
            <text:p>0.07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9" calcext:value-type="float">
            <text:p>0.07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45" calcext:value-type="float">
            <text:p>1.04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2" calcext:value-type="float">
            <text:p>3.0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 (Lk: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Johannes tauft, Menschen bekennen ihre Sünden // lk: was sollen wir tu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01" calcext:value-type="float">
            <text:p>3.1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6" calcext:value-type="float">
            <text:p>3.0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57" calcext:value-type="float">
            <text:p>1.05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02" calcext:value-type="float">
            <text:p>3.1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9" calcext:value-type="float">
            <text:p>1.0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55" office:value-type="float" office:value="3.21" calcext:value-type="float">
            <text:p>3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6]" office:value-type="float" office:value="4.08" calcext:value-type="float">
            <text:p>4.08</text:p>
          </table:table-cell>
          <table:table-cell table:style-name="ce124" table:formula="of:=[.E66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4.135" calcext:value-type="float">
            <text:p>4.135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35" calcext:value-type="float">
            <text:p>4.135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83]" office:value-type="float" office:value="4.17" calcext:value-type="float">
            <text:p>4.17</text:p>
          </table:table-cell>
          <table:table-cell table:style-name="ce124" table:formula="of:=[.E83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4" calcext:value-type="float">
            <text:p>4.04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Die Heilung eines Aussät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5" calcext:value-type="float">
            <text:p>8.0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5" calcext:value-type="float">
            <text:p>5.1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7" calcext:value-type="float">
            <text:p>1.2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8" calcext:value-type="float">
            <text:p>1.2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9" calcext:value-type="float">
            <text:p>1.2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1" calcext:value-type="float">
            <text:p>9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n Israel nicht solchen Glauben gefunden, Söhne des Reiches her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3" calcext:value-type="float">
            <text:p>12.38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7" calcext:value-type="float">
            <text:p>7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24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Ich muss auch andern Städten vom Evangelium vom Reich verkünden, dann dazu bin ich gesand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ss auch anderen Orten/Städten Evangelium predigen, bin dazu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5" calcext:value-type="float">
            <text:p>8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1" calcext:value-type="float">
            <text:p>2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25" calcext:value-type="float">
            <text:p>2.125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81" calcext:value-type="float">
            <text:p>5.0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4" calcext:value-type="float">
            <text:p>9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9" calcext:value-type="float">
            <text:p>5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2" calcext:value-type="float">
            <text:p>8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1.11" calcext:value-type="float">
            <text:p>11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 office:value-type="float" office:value="9.31" calcext:value-type="float">
            <text:p>9.31</text:p>
          </table:table-cell>
          <table:table-cell table:style-name="ce121"/>
          <table:table-cell table:style-name="ce122"/>
          <table:table-cell table:style-name="ce151" office:value-type="float" office:value="8.22" calcext:value-type="float">
            <text:p>8.220</text:p>
          </table:table-cell>
          <table:table-cell table:style-name="ce132"/>
          <table:table-cell table:style-name="ce126" office:value-type="float" office:value="8.26" calcext:value-type="float">
            <text:p>8.26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Heilung von zwei Blinden (Mk: einem Blinden in Bethsaida). Vgl Mt 12:22f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6" calcext:value-type="float">
            <text:p>9.1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81]" office:value-type="float" office:value="9.34" calcext:value-type="float">
            <text:p>9.34</text:p>
          </table:table-cell>
          <table:table-cell table:style-name="ce124" table:formula="of:=[.E181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7" calcext:value-type="float">
            <text:p>9.1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1" calcext:value-type="float">
            <text:p>8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97]" office:value-type="float" office:value="10.07" calcext:value-type="float">
            <text:p>10.07</text:p>
          </table:table-cell>
          <table:table-cell table:style-name="ce124" table:formula="of:=[.E197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7" calcext:value-type="float">
            <text:p>10.077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5" calcext:value-type="float">
            <text:p>10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04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1" calcext:value-type="float">
            <text:p>10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2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13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14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Via Samaria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4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7" office:value-type="float" office:value="22.51" calcext:value-type="float">
            <text:p>22.51</text:p>
          </table:table-cell>
          <table:table-cell table:style-name="ce164"/>
          <table:table-cell table:style-name="ce12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des Ohres des Hohenpriest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2" calcext:value-type="float">
            <text:p>1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er Kleinste im Reich Gottes grösser als Joh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95" calcext:value-type="float">
            <text:p>7.19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4" calcext:value-type="float">
            <text:p>11.1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Frau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60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heruf über unbussfertige Städ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76" calcext:value-type="float">
            <text:p>6.17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5" calcext:value-type="float">
            <text:p>6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75" calcext:value-type="float">
            <text:p>6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5" calcext:value-type="float">
            <text:p>12.18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8" calcext:value-type="float">
            <text:p>6.17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us wird den Nationen Gericht ankünd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301" calcext:value-type="float">
            <text:p>12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28]" office:value-type="float" office:value="12.5" calcext:value-type="float">
            <text:p>12.50</text:p>
          </table:table-cell>
          <table:table-cell table:style-name="ce136" office:value-type="float" office:value="12.5" calcext:value-type="float">
            <text:p>12.50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n Willen des Vaters tut, vgl Mt 21:31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31]" office:value-type="float" office:value="13.01" calcext:value-type="float">
            <text:p>13.01</text:p>
          </table:table-cell>
          <table:table-cell table:style-name="ce136" office:value-type="float" office:value="13.01" calcext:value-type="float">
            <text:p>13.010</text:p>
          </table:table-cell>
          <table:table-cell table:style-name="ce142"/>
          <table:table-cell table:style-name="ce125" office:value-type="float" office:value="13.02" calcext:value-type="float">
            <text:p>13.0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2"/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35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7" calcext:value-type="float">
            <text:p>8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37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1.295" calcext:value-type="float">
            <text:p>1.295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5" calcext:value-type="float">
            <text:p>13.3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13.175" calcext:value-type="float">
            <text:p>13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52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6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8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9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60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70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7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 office:value-type="float" office:value="14.12" calcext:value-type="float">
            <text:p>14.12</text:p>
          </table:table-cell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1" calcext:value-type="float">
            <text:p>9.1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30.5" calcext:value-type="float">
            <text:p>630.50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7" calcext:value-type="float">
            <text:p>14.127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" calcext:value-type="float">
            <text:p>14.13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office:value-type="string" calcext:value-type="string">
            <text:p>Jesus hört vom Tod Johannes und geht an einen öden Or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" calcext:value-type="float">
            <text:p>14.130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5" calcext:value-type="float">
            <text:p>9.10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1" calcext:value-type="float">
            <text:p>6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4" calcext:value-type="float">
            <text:p>9.104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174" office:value-type="string" calcext:value-type="string">
            <text:p>Die Speisung der Fünftaus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1" calcext:value-type="float">
            <text:p>9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teigt auf Berg besonders, um zu be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01" calcext:value-type="float">
            <text:p>9.8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97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07" calcext:value-type="float">
            <text:p>9.80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72" calcext:value-type="float">
            <text:p>9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809" calcext:value-type="float">
            <text:p>9.80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" calcext:value-type="float">
            <text:p>9.810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1" calcext:value-type="float">
            <text:p>9.81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822" calcext:value-type="float">
            <text:p>9.82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823" calcext:value-type="float">
            <text:p>9.82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04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815" calcext:value-type="float">
            <text:p>9.8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6" calcext:value-type="float">
            <text:p>9.81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821" calcext:value-type="float">
            <text:p>9.82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7" calcext:value-type="float">
            <text:p>9.81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818" calcext:value-type="float">
            <text:p>9.8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4" calcext:value-type="float">
            <text:p>9.8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9" calcext:value-type="float">
            <text:p>9.8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" calcext:value-type="float">
            <text:p>9.82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2" calcext:value-type="float">
            <text:p>9.82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823" calcext:value-type="float">
            <text:p>9.82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174" office:value-type="string" calcext:value-type="string">
            <text:p>Grosse Volksmenge hat nichts zu essen (Die Speisung der Viertausend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4" calcext:value-type="float">
            <text:p>9.82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5" calcext:value-type="float">
            <text:p>9.82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824" calcext:value-type="float">
            <text:p>9.8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2"/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2"/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174" office:value-type="string" calcext:value-type="string">
            <text:p>Die erste Ankündigung von Jesu Tod und Aufersteh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29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1" calcext:value-type="float">
            <text:p>8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30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7.918" calcext:value-type="float">
            <text:p>7.9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174" office:value-type="string" calcext:value-type="string">
            <text:p>In Galiläa: Sohn des Menschen wird überliefert in des Menschen Hände (2. Ankündigung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99" calcext:value-type="float">
            <text:p>17.99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a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59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66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70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<text:s/>salbt Jes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2"/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2"/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17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0-5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05" calcext:value-type="float">
            <text:p>21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r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inzug des Messias Jesus i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3" office:value-type="float" office:value="12.005" calcext:value-type="float">
            <text:p>12.005</text:p>
          </table:table-cell>
          <table:table-cell table:style-name="ce125" office:value-type="float" office:value="12.01" calcext:value-type="float">
            <text:p>12.01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488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u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8" calcext:value-type="float">
            <text:p>12.1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498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99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 1: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10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391" calcext:value-type="float">
            <text:p>12.39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35" calcext:value-type="float">
            <text:p>22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m grössten Gebo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23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33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29" calcext:value-type="float">
            <text:p>24.29</text:p>
          </table:table-cell>
          <table:table-cell table:style-name="ce132"/>
          <table:table-cell table:style-name="ce142"/>
          <table:table-cell table:style-name="ce125" office:value-type="float" office:value="24.31" calcext:value-type="float">
            <text:p>24.31</text:p>
          </table:table-cell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/>
          <table:table-cell table:style-name="ce125" office:value-type="float" office:value="17.37" calcext:value-type="float">
            <text:p>17.3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Reich Gottes und die Wiederkunft des Menschensohn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ann komm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7" calcext:value-type="float">
            <text:p>13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, wann Reich komm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42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5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546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2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??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32"/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Plan der obersten Priester und Ältes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32"/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2.015" calcext:value-type="float">
            <text:p>22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Salbung Jesu in Bethani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5" calcext:value-type="float">
            <text:p>2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 office:value-type="float" office:value="22.06" calcext:value-type="float">
            <text:p>22.06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rat des Juda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2"/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2"/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60"/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letzte Passah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075" calcext:value-type="float">
            <text:p>22.07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4.22.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61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5" calcext:value-type="float">
            <text:p>22.1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6" calcext:value-type="float">
            <text:p>22.1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4" office:value-type="float" office:value="13.36" calcext:value-type="float">
            <text:p>13.36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Verleugnung durch Petrus/Das Gebet für Petr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ich bin bereit für Gefängnis und Tod <text:s/>// ich werde mich nicht är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395" calcext:value-type="float">
            <text:p>22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60"/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1" calcext:value-type="float">
            <text:p>14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2"/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2"/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60"/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5" office:value-type="float" office:value="18.18" calcext:value-type="float">
            <text:p>18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Ende des Jud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remia erfüllt: nahmen 30 Silberling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2"/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sig mit Galle (Mt.) / Wein mit Myrrhe (Mk 15:23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23.505" calcext:value-type="float">
            <text:p>23.5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07" calcext:value-type="float">
            <text:p>23.5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2"/>
          <table:table-cell table:style-name="ce142"/>
          <table:table-cell table:style-name="ce150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2"/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60"/>
          <table:table-cell table:style-name="ce125" office:value-type="float" office:value="24.12" calcext:value-type="float">
            <text:p>24.12</text:p>
          </table:table-cell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50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30" office:value-type="float" office:value="28.08" calcext:value-type="float">
            <text:p>28.080</text:p>
          </table:table-cell>
          <table:table-cell table:style-name="ce140"/>
          <table:table-cell table:style-name="ce146"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132"/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58" office:value-type="float" office:value="20.11" calcext:value-type="float">
            <text:p>20.11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47" office:value-type="float" office:value="20.11" calcext:value-type="float">
            <text:p>20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1" calcext:value-type="float">
            <text:p>28.110</text:p>
          </table:table-cell>
          <table:table-cell table:style-name="ce132"/>
          <table:table-cell table:style-name="ce142"/>
          <table:table-cell table:style-name="ce125" office:value-type="float" office:value="28.15" calcext:value-type="float">
            <text:p>28.15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techung der Kriegsknech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6" calcext:value-type="float">
            <text:p>28.160</text:p>
          </table:table-cell>
          <table:table-cell table:style-name="ce132"/>
          <table:table-cell table:style-name="ce142"/>
          <table:table-cell table:style-name="ce125" office:value-type="float" office:value="28.2" calcext:value-type="float">
            <text:p>28.20</text:p>
          </table:table-cell>
          <table:table-cell table:style-name="ce121"/>
          <table:table-cell table:style-name="ce122"/>
          <table:table-cell table:style-name="ce123" office:value-type="float" office:value="16.095" calcext:value-type="float">
            <text:p>16.095</text:p>
          </table:table-cell>
          <table:table-cell table:style-name="ce132"/>
          <table:table-cell table:style-name="ce125" office:value-type="float" office:value="16.18" calcext:value-type="float">
            <text:p>16.18</text:p>
          </table:table-cell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 office:value-type="float" office:value="24.49" calcext:value-type="float">
            <text:p>24.49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trag an die Jüng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eilung der zehn Aussätzi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1" calcext:value-type="float">
            <text:p>22.21</text:p>
          </table:table-cell>
          <table:table-cell table:style-name="ce160"/>
          <table:table-cell table:style-name="ce125" office:value-type="float" office:value="22.23" calcext:value-type="float">
            <text:p>22.23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agt den Verrat vora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951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622"/>
      </table:named-expressions>
      <table:database-ranges>
        <table:database-range table:name="SortierRange" table:target-range-address="Parallelstellen.C2:Parallelstellen.AM622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62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13:49:31.2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7-16T20:35:45.283000000</meta:creation-date>
    <dc:date>2020-11-13T13:52:55.894000000</dc:date>
    <meta:editing-duration>P3DT13H32M55S</meta:editing-duration>
    <meta:editing-cycles>587</meta:editing-cycles>
    <meta:generator>LibreOffice/7.0.0.3$Windows_X86_64 LibreOffice_project/8061b3e9204bef6b321a21033174034a5e2ea88e</meta:generator>
    <meta:document-statistic meta:table-count="1" meta:cell-count="3963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